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URSE:</text:p>
      <text:p text:style-name="Standard">CID</text:p>
      <text:p text:style-name="Standard">ClassName</text:p>
      <text:p text:style-name="Standard">ClassTitle</text:p>
      <text:p text:style-name="Standard">description</text:p>
      <text:p text:style-name="Standard"/>
      <text:p text:style-name="Standard">SECTION:</text:p>
      <text:p text:style-name="Standard">SID</text:p>
      <text:p text:style-name="Standard">term</text:p>
      <text:p text:style-name="Standard">year</text:p>
      <text:p text:style-name="Standard">CID</text:p>
      <text:p text:style-name="Standard"/>
      <text:p text:style-name="Standard">STUDENT:</text:p>
      <text:p text:style-name="Standard">UID</text:p>
      <text:p text:style-name="Standard">major</text:p>
      <text:p text:style-name="Standard">GPA</text:p>
      <text:p text:style-name="Standard">classYear</text:p>
      <text:p text:style-name="Standard">about</text:p>
      <text:p text:style-name="Standard"/>
      <text:p text:style-name="Standard">TA:</text:p>
      <text:p text:style-name="Standard">TID</text:p>
      <text:p text:style-name="Standard">UID</text:p>
      <text:p text:style-name="Standard">CID</text:p>
      <text:p text:style-name="Standard">requirement</text:p>
      <text:p text:style-name="Standard">type</text:p>
      <text:p text:style-name="Standard">startTime</text:p>
      <text:p text:style-name="Standard">endTime</text:p>
      <text:p text:style-name="Standard">classRoom</text:p>
      <text:p text:style-name="Standard"/>
      <text:p text:style-name="Standard">TASHIP:</text:p>
      <text:p text:style-name="Standard">TID</text:p>
      <text:p text:style-name="Standard">UID</text:p>
      <text:p text:style-name="Standard">compensation</text:p>
      <text:p text:style-name="Standard">status</text:p>
      <text:p text:style-name="Standard"/>
      <text:p text:style-name="Standard">TEACHES:</text:p>
      <text:p text:style-name="Standard">CID</text:p>
      <text:p text:style-name="Standard">UID</text:p>
      <text:p text:style-name="Standard"/>
      <text:p text:style-name="Standard">USER:</text:p>
      <text:p text:style-name="Standard">UID</text:p>
      <text:p text:style-name="Standard">email</text:p>
      <text:p text:style-name="Standard">password</text:p>
      <text:p text:style-name="Standard">userType</text:p>
      <text:p text:style-name="Standard">firstName</text:p>
      <text:p text:style-name="Standard">lastName</text:p>
      <text:p text:style-name="Standard">phone</text:p>
      <text:p text:style-name="Standard">homePhone</text:p>
      <text:p text:style-name="Standard"/>
      <text:p text:style-name="Standard"><text:soft-page-break/>CURRENT POSITIONS:</text:p>
      <text:p text:style-name="Standard">Tables needed: TA, COURSE, TASHIP</text:p>
      <text:p text:style-name="Standard"/>
      <text:p text:style-name="Standard">SEARCH:</text:p>
      <text:p text:style-name="Standard">Tables needed: COURSE, 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nze An</meta:initial-creator>
    <meta:creation-date>2014-05-20T12:29:43.87</meta:creation-date>
    <dc:date>2014-05-20T14:23:00.97</dc:date>
    <dc:creator>Jinze An</dc:creator>
    <meta:editing-duration>PT1H22M53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2" meta:paragraph-count="46" meta:word-count="54" meta:character-count="335"/>
  </office:meta>
</office:document-meta>
</file>